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11mm"/>
    </style:style>
    <style:style style:name="co3" style:family="table-column">
      <style:table-column-properties fo:break-before="auto" style:column-width="33.67mm"/>
    </style:style>
    <style:style style:name="co4" style:family="table-column">
      <style:table-column-properties fo:break-before="auto" style:column-width="22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end" fo:margin-left="0mm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ccccc" fo:border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6mm" svg:height="89.99mm" svg:x="23.54mm" svg:y="564.44mm">
            <loext:p draw:notify-on-update-of-ranges=" Sheet1.D103:Sheet1.D103 Sheet1.G103:Sheet1.G103 Sheet1.J103:Sheet1.J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6mm" svg:height="89.99mm" svg:x="261.22mm" svg:y="473.81mm">
            <loext:p draw:notify-on-update-of-ranges=" Sheet1.M103:Sheet1.M103 Sheet1.P103:Sheet1.P103 Sheet1.S103:Sheet1.S1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6mm" svg:height="89.99mm" svg:x="262.84mm" svg:y="569.29mm">
            <loext:p draw:notify-on-update-of-ranges=" Sheet1.N103:Sheet1.N103 Sheet1.Q103:Sheet1.Q103 Sheet1.T103:Sheet1.T1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6mm" svg:height="89.99mm" svg:x="499.22mm" svg:y="477.36mm">
            <loext:p draw:notify-on-update-of-ranges=" Sheet1.W103:Sheet1.W103 Sheet1.Z103:Sheet1.Z103 Sheet1.AC103:Sheet1.AC10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6mm" svg:height="89.99mm" svg:x="501.48mm" svg:y="576.38mm">
            <loext:p draw:notify-on-update-of-ranges=" Sheet1.X103:Sheet1.X103 Sheet1.AB103:Sheet1.AB103 Sheet1.AD103:Sheet1.AD10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9.96mm" svg:height="89.99mm" svg:x="24.51mm" svg:y="472.84mm">
            <loext:p draw:notify-on-update-of-ranges=" Sheet1.C103:Sheet1.C103 Sheet1.F103:Sheet1.F103 Sheet1.I103:Sheet1.I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6" table:default-cell-style-name="ce4"/>
        <table:table-column table:style-name="co1" table:default-cell-style-name="ce9"/>
        <table:table-column table:style-name="co1" table:number-columns-repeated="9" table:default-cell-style-name="ce4"/>
        <table:table-column table:style-name="co1" table:default-cell-style-name="ce9"/>
        <table:table-column table:style-name="co1" table:number-columns-repeated="9" table:default-cell-style-name="ce4"/>
        <table:table-row table:style-name="ro1">
          <table:table-cell/>
          <table:table-cell table:style-name="ce2" office:value-type="string" calcext:value-type="string" table:number-columns-spanned="3" table:number-rows-spanned="1">
            <text:p>BUSCA M 2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BUSCA M 20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BUSCA M 40</text:p>
          </table:table-cell>
          <table:covered-table-cell table:number-columns-repeated="2" table:style-name="ce6"/>
          <table:table-cell table:style-name="ce8"/>
          <table:table-cell table:style-name="ce2" office:value-type="string" calcext:value-type="string" table:number-columns-spanned="3" table:number-rows-spanned="1">
            <text:p>INSERÇÃO M 2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INSEREÇÃO M 20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INSERÇÃO M 40</text:p>
          </table:table-cell>
          <table:covered-table-cell table:number-columns-repeated="2" table:style-name="ce6"/>
          <table:table-cell table:style-name="ce8"/>
          <table:table-cell table:style-name="ce2" office:value-type="string" calcext:value-type="string" table:number-columns-spanned="3" table:number-rows-spanned="1">
            <text:p>REMOÇÃO M 40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REMOÇÃO M 40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REMOÇÃO M 40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3" office:value-type="string" calcext:value-type="string">
            <text:p>ALTURA</text:p>
          </table:table-cell>
          <table:table-cell table:style-name="ce7" office:value-type="string" calcext:value-type="string">
            <text:p>COMPARAÇÕES</text:p>
          </table:table-cell>
          <table:table-cell table:style-name="ce7" office:value-type="string" calcext:value-type="string">
            <text:p>ACESSOS</text:p>
          </table:table-cell>
          <table:table-cell table:style-name="ce3" office:value-type="string" calcext:value-type="string">
            <text:p>ALTURA</text:p>
          </table:table-cell>
          <table:table-cell table:style-name="ce7" office:value-type="string" calcext:value-type="string">
            <text:p>COMPARAÇÕES</text:p>
          </table:table-cell>
          <table:table-cell table:style-name="ce7" office:value-type="string" calcext:value-type="string">
            <text:p>ACESSOS</text:p>
          </table:table-cell>
          <table:table-cell table:style-name="ce3" office:value-type="string" calcext:value-type="string">
            <text:p>ALTURA</text:p>
          </table:table-cell>
          <table:table-cell table:style-name="ce7" office:value-type="string" calcext:value-type="string">
            <text:p>COMPARAÇÕES</text:p>
          </table:table-cell>
          <table:table-cell table:style-name="ce7" office:value-type="string" calcext:value-type="string">
            <text:p>ACESSOS</text:p>
          </table:table-cell>
          <table:table-cell table:style-name="ce8"/>
          <table:table-cell table:style-name="ce3" office:value-type="string" calcext:value-type="string">
            <text:p>ALTURA</text:p>
          </table:table-cell>
          <table:table-cell table:style-name="ce7" office:value-type="string" calcext:value-type="string">
            <text:p>COMPARAÇÕES</text:p>
          </table:table-cell>
          <table:table-cell table:style-name="ce7" office:value-type="string" calcext:value-type="string">
            <text:p>ACESSOS</text:p>
          </table:table-cell>
          <table:table-cell table:style-name="ce3" office:value-type="string" calcext:value-type="string">
            <text:p>ALTURA</text:p>
          </table:table-cell>
          <table:table-cell table:style-name="ce7" office:value-type="string" calcext:value-type="string">
            <text:p>COMPARAÇÕES</text:p>
          </table:table-cell>
          <table:table-cell table:style-name="ce7" office:value-type="string" calcext:value-type="string">
            <text:p>ACESSOS</text:p>
          </table:table-cell>
          <table:table-cell table:style-name="ce3" office:value-type="string" calcext:value-type="string">
            <text:p>ALTURA</text:p>
          </table:table-cell>
          <table:table-cell table:style-name="ce7" office:value-type="string" calcext:value-type="string">
            <text:p>COMPARAÇÕES</text:p>
          </table:table-cell>
          <table:table-cell table:style-name="ce7" office:value-type="string" calcext:value-type="string">
            <text:p>ACESSOS</text:p>
          </table:table-cell>
          <table:table-cell table:style-name="ce8"/>
          <table:table-cell table:style-name="ce3" office:value-type="string" calcext:value-type="string">
            <text:p>ALTURA</text:p>
          </table:table-cell>
          <table:table-cell table:style-name="ce7" office:value-type="string" calcext:value-type="string">
            <text:p>COMPARAÇÕES</text:p>
          </table:table-cell>
          <table:table-cell table:style-name="ce7" office:value-type="string" calcext:value-type="string">
            <text:p>ACESSOS</text:p>
          </table:table-cell>
          <table:table-cell table:style-name="ce3" office:value-type="string" calcext:value-type="string">
            <text:p>ALTURA</text:p>
          </table:table-cell>
          <table:table-cell table:style-name="ce7" office:value-type="string" calcext:value-type="string">
            <text:p>COMPARAÇÕES</text:p>
          </table:table-cell>
          <table:table-cell table:style-name="ce7" office:value-type="string" calcext:value-type="string">
            <text:p>ACESSOS</text:p>
          </table:table-cell>
          <table:table-cell table:style-name="ce3" office:value-type="string" calcext:value-type="string">
            <text:p>ALTURA</text:p>
          </table:table-cell>
          <table:table-cell table:style-name="ce7" office:value-type="string" calcext:value-type="string">
            <text:p>COMPARAÇÕES</text:p>
          </table:table-cell>
          <table:table-cell table:style-name="ce7" office:value-type="string" calcext:value-type="string">
            <text:p>ACESSO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SUM([.C3:.C102])/100" office:value-type="float" office:value="28.94" calcext:value-type="float">
            <text:p>28,94</text:p>
          </table:table-cell>
          <table:table-cell table:style-name="ce5" table:formula="of:=SUM([.D3:.D102])/100" office:value-type="float" office:value="5.62" calcext:value-type="float">
            <text:p>5,6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SUM([.F3:.F102])/100" office:value-type="float" office:value="42.04" calcext:value-type="float">
            <text:p>42,04</text:p>
          </table:table-cell>
          <table:table-cell table:style-name="ce5" table:formula="of:=SUM([.G3:.G102])/100" office:value-type="float" office:value="1.98" calcext:value-type="float">
            <text:p>1,9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SUM([.I3:.I102])/100" office:value-type="float" office:value="63.76" calcext:value-type="float">
            <text:p>63,76</text:p>
          </table:table-cell>
          <table:table-cell table:style-name="ce5" table:formula="of:=SUM([.J3:.J102])/100" office:value-type="float" office:value="2" calcext:value-type="float">
            <text:p>2</text:p>
          </table:table-cell>
          <table:table-cell table:style-name="ce1" office:value-type="string" calcext:value-type="string">
            <text:p>MEDIA</text:p>
          </table:table-cell>
          <table:table-cell table:style-name="ce5" table:formula="of:=SUM([.L3:.L102])/100" office:value-type="float" office:value="6" calcext:value-type="float">
            <text:p>6</text:p>
          </table:table-cell>
          <table:table-cell table:style-name="ce5" table:formula="of:=SUM([.M3:.M102])/100" office:value-type="float" office:value="32.24" calcext:value-type="float">
            <text:p>32,24</text:p>
          </table:table-cell>
          <table:table-cell table:style-name="ce5" table:formula="of:=SUM([.N3:.N102])/100" office:value-type="float" office:value="6.45" calcext:value-type="float">
            <text:p>6,45</text:p>
          </table:table-cell>
          <table:table-cell table:style-name="ce5" table:formula="of:=SUM([.O3:.O102])/100" office:value-type="float" office:value="2" calcext:value-type="float">
            <text:p>2</text:p>
          </table:table-cell>
          <table:table-cell table:style-name="ce5" table:formula="of:=SUM([.P3:.P102])/100" office:value-type="float" office:value="58.24" calcext:value-type="float">
            <text:p>58,24</text:p>
          </table:table-cell>
          <table:table-cell table:style-name="ce5" table:formula="of:=SUM([.Q3:.Q102])/100" office:value-type="float" office:value="2.05" calcext:value-type="float">
            <text:p>2,05</text:p>
          </table:table-cell>
          <table:table-cell table:style-name="ce5" table:formula="of:=SUM([.R3:.R102])/100" office:value-type="float" office:value="2" calcext:value-type="float">
            <text:p>2</text:p>
          </table:table-cell>
          <table:table-cell table:style-name="ce5" table:formula="of:=SUM([.S3:.S102])/100" office:value-type="float" office:value="89.49" calcext:value-type="float">
            <text:p>89,49</text:p>
          </table:table-cell>
          <table:table-cell table:style-name="ce5" table:formula="of:=SUM([.T3:.T102])/100" office:value-type="float" office:value="2" calcext:value-type="float">
            <text:p>2</text:p>
          </table:table-cell>
          <table:table-cell table:style-name="ce1" office:value-type="string" calcext:value-type="string">
            <text:p>MEDIA</text:p>
          </table:table-cell>
          <table:table-cell table:style-name="ce5" table:formula="of:=SUM([.V3:.V102])/100" office:value-type="float" office:value="6" calcext:value-type="float">
            <text:p>6</text:p>
          </table:table-cell>
          <table:table-cell table:style-name="ce5" table:formula="of:=SUM([.W3:.W102])/100" office:value-type="float" office:value="27.65" calcext:value-type="float">
            <text:p>27,65</text:p>
          </table:table-cell>
          <table:table-cell table:style-name="ce5" table:formula="of:=SUM([.X3:.X102])/100" office:value-type="float" office:value="6" calcext:value-type="float">
            <text:p>6</text:p>
          </table:table-cell>
          <table:table-cell table:style-name="ce5" table:formula="of:=SUM([.Y3:.Y102])/100" office:value-type="float" office:value="2" calcext:value-type="float">
            <text:p>2</text:p>
          </table:table-cell>
          <table:table-cell table:style-name="ce5" table:formula="of:=SUM([.Z3:.Z102])/100" office:value-type="float" office:value="39.36" calcext:value-type="float">
            <text:p>39,36</text:p>
          </table:table-cell>
          <table:table-cell table:style-name="ce5" table:formula="of:=SUM([.AA3:.AA102])/100" office:value-type="float" office:value="2" calcext:value-type="float">
            <text:p>2</text:p>
          </table:table-cell>
          <table:table-cell table:style-name="ce5" table:formula="of:=SUM([.AB3:.AB102])/100" office:value-type="float" office:value="2" calcext:value-type="float">
            <text:p>2</text:p>
          </table:table-cell>
          <table:table-cell table:style-name="ce5" table:formula="of:=SUM([.AC3:.AC102])/100" office:value-type="float" office:value="60.08" calcext:value-type="float">
            <text:p>60,08</text:p>
          </table:table-cell>
          <table:table-cell table:style-name="ce5" table:formula="of:=SUM([.AD3:.AD102])/100" office:value-type="float" office:value="2" calcext:value-type="float">
            <text:p>2</text:p>
          </table:table-cell>
        </table:table-row>
        <table:table-row table:style-name="ro1" table:number-rows-repeated="8">
          <table:table-cell/>
          <table:table-cell table:style-name="Default" table:number-columns-repeated="29"/>
        </table:table-row>
        <table:table-row table:style-name="ro1">
          <table:table-cell/>
          <table:table-cell table:style-name="Default" table:number-columns-repeated="18"/>
          <table:table-cell table:style-name="ce10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5:54:17.720034977</meta:creation-date>
    <dc:date>2017-07-02T16:40:51.661516241</dc:date>
    <meta:editing-duration>PT2M3S</meta:editing-duration>
    <meta:editing-cycles>1</meta:editing-cycles>
    <meta:document-statistic meta:table-count="1" meta:cell-count="2766" meta:object-count="6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7.002cm" svg:y="0.316cm" chart:style-name="ch2">
          <text:p>Pesquisa</text:p>
        </chart:title>
        <chart:subtitle svg:x="4.157cm" svg:y="1.275cm" chart:style-name="ch3">
          <text:p>Número de comparações quando M cresce</text:p>
        </chart:subtitle>
        <chart:legend chart:legend-position="end" svg:x="13.363cm" svg:y="4.201cm" style:legend-expansion="high" chart:style-name="ch4"/>
        <chart:plot-area chart:style-name="ch5" table:cell-range-address="Sheet1.C103:Sheet1.C103 Sheet1.F103:Sheet1.F103 Sheet1.I103:Sheet1.I103" chart:data-source-has-labels="row" svg:x="1.33cm" svg:y="2.138cm" svg:width="11.714cm" svg:height="5.701cm">
          <chartooo:coordinate-region svg:x="1.951cm" svg:y="2.338cm" svg:width="11.093cm" svg:height="5.302cm"/>
          <chart:axis chart:dimension="x" chart:name="primary-x" chart:style-name="ch6">
            <chart:title svg:x="4.127cm" svg:y="8.019cm" chart:style-name="ch7">
              <text:p>Valores de M. 2, 20 e 40 respectivamente.</text:p>
            </chart:title>
          </chart:axis>
          <chart:axis chart:dimension="y" chart:name="primary-y" chart:style-name="ch8">
            <chart:title svg:x="0.451cm" svg:y="6.792cm" chart:style-name="ch9">
              <text:p>Número de comparação</text:p>
            </chart:title>
            <chart:grid chart:style-name="ch10" chart:class="major"/>
          </chart:axis>
          <chart:series chart:style-name="ch11" chart:values-cell-range-address="Sheet1.C103:Sheet1.C103 Sheet1.F103:Sheet1.F103 Sheet1.I103:Sheet1.I103" loext:label-string="comparação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çã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8.94">
                <text:p>28.94</text:p>
                <draw:g>
                  <svg:desc>Sheet1.C103:Sheet1.C103 Sheet1.F103:Sheet1.F103 Sheet1.I103:Sheet1.I103</svg:desc>
                </draw:g>
              </table:table-cell>
            </table:table-row>
            <table:table-row>
              <table:table-cell office:value-type="string"/>
              <table:table-cell office:value-type="float" office:value="42.04">
                <text:p>42.04</text:p>
              </table:table-cell>
            </table:table-row>
            <table:table-row>
              <table:table-cell office:value-type="string"/>
              <table:table-cell office:value-type="float" office:value="63.76">
                <text:p>63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6.79cm" svg:y="0.316cm" chart:style-name="ch2">
          <text:p>PESQUISA</text:p>
        </chart:title>
        <chart:subtitle svg:x="4.607cm" svg:y="1.275cm" chart:style-name="ch3">
          <text:p>Número de acessos quando M cresce</text:p>
        </chart:subtitle>
        <chart:legend chart:legend-position="end" svg:x="14.131cm" svg:y="4.201cm" style:legend-expansion="high" chart:style-name="ch4"/>
        <chart:plot-area chart:style-name="ch5" table:cell-range-address="Sheet1.D103:Sheet1.D103 Sheet1.G103:Sheet1.G103 Sheet1.J103:Sheet1.J103" chart:data-source-has-labels="row" svg:x="1.33cm" svg:y="2.138cm" svg:width="12.482cm" svg:height="5.701cm">
          <chartooo:coordinate-region svg:x="1.766cm" svg:y="2.338cm" svg:width="12.046cm" svg:height="5.302cm"/>
          <chart:axis chart:dimension="x" chart:name="primary-x" chart:style-name="ch6">
            <chart:title svg:x="4.55cm" svg:y="8.019cm" chart:style-name="ch7">
              <text:p>Valores de M. 2,20 e 40 respectivamente.</text:p>
            </chart:title>
          </chart:axis>
          <chart:axis chart:dimension="y" chart:name="primary-y" chart:style-name="ch8">
            <chart:title svg:x="0.451cm" svg:y="6.408cm" chart:style-name="ch9">
              <text:p>Número de acesso</text:p>
            </chart:title>
            <chart:grid chart:style-name="ch10" chart:class="major"/>
          </chart:axis>
          <chart:series chart:style-name="ch11" chart:values-cell-range-address="Sheet1.D103:Sheet1.D103 Sheet1.G103:Sheet1.G103 Sheet1.J103:Sheet1.J103" loext:label-string="acesso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ss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62">
                <text:p>5.62</text:p>
                <draw:g>
                  <svg:desc>Sheet1.D103:Sheet1.D103 Sheet1.G103:Sheet1.G103 Sheet1.J103:Sheet1.J103</svg:desc>
                </draw:g>
              </table:table-cell>
            </table:table-row>
            <table:table-row>
              <table:table-cell office:value-type="string"/>
              <table:table-cell office:value-type="float" office:value="1.98">
                <text:p>1.98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6.764cm" svg:y="0.316cm" chart:style-name="ch2">
          <text:p>INSERÇÃO</text:p>
        </chart:title>
        <chart:subtitle svg:x="4.157cm" svg:y="1.275cm" chart:style-name="ch3">
          <text:p>Número de comparações quando M cresce</text:p>
        </chart:subtitle>
        <chart:legend chart:legend-position="end" svg:x="13.363cm" svg:y="4.201cm" style:legend-expansion="high" chart:style-name="ch4"/>
        <chart:plot-area chart:style-name="ch5" table:cell-range-address="Sheet1.M103:Sheet1.M103 Sheet1.P103:Sheet1.P103 Sheet1.S103:Sheet1.S103" chart:data-source-has-labels="row" svg:x="1.33cm" svg:y="2.138cm" svg:width="11.714cm" svg:height="5.701cm">
          <chartooo:coordinate-region svg:x="2.137cm" svg:y="2.337cm" svg:width="10.907cm" svg:height="5.303cm"/>
          <chart:axis chart:dimension="x" chart:name="primary-x" chart:style-name="ch6">
            <chart:title svg:x="4.127cm" svg:y="8.019cm" chart:style-name="ch7">
              <text:p>Valores de M. 2, 20 e 40 respectivamente.</text:p>
            </chart:title>
          </chart:axis>
          <chart:axis chart:dimension="y" chart:name="primary-y" chart:style-name="ch8">
            <chart:title svg:x="0.451cm" svg:y="6.792cm" chart:style-name="ch9">
              <text:p>Número de comparação</text:p>
            </chart:title>
            <chart:grid chart:style-name="ch10" chart:class="major"/>
          </chart:axis>
          <chart:series chart:style-name="ch11" chart:values-cell-range-address="Sheet1.M103:Sheet1.M103 Sheet1.P103:Sheet1.P103 Sheet1.S103:Sheet1.S103" loext:label-string="comparação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çã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.24">
                <text:p>32.24</text:p>
                <draw:g>
                  <svg:desc>Sheet1.M103:Sheet1.M103 Sheet1.P103:Sheet1.P103 Sheet1.S103:Sheet1.S103</svg:desc>
                </draw:g>
              </table:table-cell>
            </table:table-row>
            <table:table-row>
              <table:table-cell office:value-type="string"/>
              <table:table-cell office:value-type="float" office:value="58.24">
                <text:p>58.24</text:p>
              </table:table-cell>
            </table:table-row>
            <table:table-row>
              <table:table-cell office:value-type="string"/>
              <table:table-cell office:value-type="float" office:value="89.49">
                <text:p>89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6.764cm" svg:y="0.316cm" chart:style-name="ch2">
          <text:p>INSERÇÃO</text:p>
        </chart:title>
        <chart:subtitle svg:x="4.713cm" svg:y="1.275cm" chart:style-name="ch3">
          <text:p>Número de acesso quando M cresce</text:p>
        </chart:subtitle>
        <chart:legend chart:legend-position="end" svg:x="14.131cm" svg:y="4.201cm" style:legend-expansion="high" chart:style-name="ch4"/>
        <chart:plot-area chart:style-name="ch5" table:cell-range-address="Sheet1.N103:Sheet1.N103 Sheet1.Q103:Sheet1.Q103 Sheet1.T103:Sheet1.T103" chart:data-source-has-labels="row" svg:x="1.33cm" svg:y="2.138cm" svg:width="12.482cm" svg:height="5.701cm">
          <chartooo:coordinate-region svg:x="1.766cm" svg:y="2.338cm" svg:width="12.046cm" svg:height="5.302cm"/>
          <chart:axis chart:dimension="x" chart:name="primary-x" chart:style-name="ch6">
            <chart:title svg:x="4.511cm" svg:y="8.019cm" chart:style-name="ch7">
              <text:p>Valores de M. 2, 20 e 40 respectivamente.</text:p>
            </chart:title>
          </chart:axis>
          <chart:axis chart:dimension="y" chart:name="primary-y" chart:style-name="ch8">
            <chart:title svg:x="0.451cm" svg:y="6.408cm" chart:style-name="ch9">
              <text:p>Número de Acesso</text:p>
            </chart:title>
            <chart:grid chart:style-name="ch10" chart:class="major"/>
          </chart:axis>
          <chart:series chart:style-name="ch11" chart:values-cell-range-address="Sheet1.N103:Sheet1.N103 Sheet1.Q103:Sheet1.Q103 Sheet1.T103:Sheet1.T103" loext:label-string="acesso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ss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.45">
                <text:p>6.45</text:p>
                <draw:g>
                  <svg:desc>Sheet1.N103:Sheet1.N103 Sheet1.Q103:Sheet1.Q103 Sheet1.T103:Sheet1.T103</svg:desc>
                </draw:g>
              </table:table-cell>
            </table:table-row>
            <table:table-row>
              <table:table-cell office:value-type="string"/>
              <table:table-cell office:value-type="float" office:value="2.05">
                <text:p>2.0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6.777cm" svg:y="0.316cm" chart:style-name="ch2">
          <text:p>REMOÇÃO</text:p>
        </chart:title>
        <chart:subtitle svg:x="4.157cm" svg:y="1.275cm" chart:style-name="ch3">
          <text:p>Número de comparações quando M cresce</text:p>
        </chart:subtitle>
        <chart:legend chart:legend-position="end" svg:x="13.363cm" svg:y="4.201cm" style:legend-expansion="high" chart:style-name="ch4"/>
        <chart:plot-area chart:style-name="ch5" table:cell-range-address="Sheet1.W103:Sheet1.W103 Sheet1.Z103:Sheet1.Z103 Sheet1.AC103:Sheet1.AC103" chart:data-source-has-labels="row" svg:x="1.33cm" svg:y="2.138cm" svg:width="11.714cm" svg:height="5.701cm">
          <chartooo:coordinate-region svg:x="1.951cm" svg:y="2.338cm" svg:width="11.093cm" svg:height="5.302cm"/>
          <chart:axis chart:dimension="x" chart:name="primary-x" chart:style-name="ch6">
            <chart:title svg:x="4.127cm" svg:y="8.019cm" chart:style-name="ch7">
              <text:p>Valores de M. 2, 20 e 40 respectivamente.</text:p>
            </chart:title>
          </chart:axis>
          <chart:axis chart:dimension="y" chart:name="primary-y" chart:style-name="ch8">
            <chart:title svg:x="0.451cm" svg:y="6.831cm" chart:style-name="ch9">
              <text:p>Número de Comparação</text:p>
            </chart:title>
            <chart:grid chart:style-name="ch10" chart:class="major"/>
          </chart:axis>
          <chart:series chart:style-name="ch11" chart:values-cell-range-address="Sheet1.W103:Sheet1.W103 Sheet1.Z103:Sheet1.Z103 Sheet1.AC103:Sheet1.AC103" loext:label-string="comparação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çã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.65">
                <text:p>27.65</text:p>
                <draw:g>
                  <svg:desc>Sheet1.W103:Sheet1.W103 Sheet1.Z103:Sheet1.Z103 Sheet1.AC103:Sheet1.AC103</svg:desc>
                </draw:g>
              </table:table-cell>
            </table:table-row>
            <table:table-row>
              <table:table-cell office:value-type="string"/>
              <table:table-cell office:value-type="float" office:value="39.36">
                <text:p>39.36</text:p>
              </table:table-cell>
            </table:table-row>
            <table:table-row>
              <table:table-cell office:value-type="string"/>
              <table:table-cell office:value-type="float" office:value="60.08">
                <text:p>60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6.777cm" svg:y="0.316cm" chart:style-name="ch2">
          <text:p>REMOÇÃO</text:p>
        </chart:title>
        <chart:subtitle svg:x="4.713cm" svg:y="1.275cm" chart:style-name="ch3">
          <text:p>Número de acesso quando M cresce</text:p>
        </chart:subtitle>
        <chart:legend chart:legend-position="end" svg:x="14.131cm" svg:y="4.201cm" style:legend-expansion="high" chart:style-name="ch4"/>
        <chart:plot-area chart:style-name="ch5" table:cell-range-address="Sheet1.X103:Sheet1.X103 Sheet1.AB103:Sheet1.AB103 Sheet1.AD103:Sheet1.AD103" chart:data-source-has-labels="row" svg:x="1.33cm" svg:y="2.138cm" svg:width="12.482cm" svg:height="5.701cm">
          <chartooo:coordinate-region svg:x="1.766cm" svg:y="2.338cm" svg:width="12.046cm" svg:height="5.302cm"/>
          <chart:axis chart:dimension="x" chart:name="primary-x" chart:style-name="ch6">
            <chart:title svg:x="4.511cm" svg:y="8.019cm" chart:style-name="ch7">
              <text:p>Valores de M. 2, 20 e 40 respectivamente.</text:p>
            </chart:title>
          </chart:axis>
          <chart:axis chart:dimension="y" chart:name="primary-y" chart:style-name="ch8">
            <chart:title svg:x="0.451cm" svg:y="6.408cm" chart:style-name="ch9">
              <text:p>Número de acesso</text:p>
            </chart:title>
            <chart:grid chart:style-name="ch10" chart:class="major"/>
          </chart:axis>
          <chart:series chart:style-name="ch11" chart:values-cell-range-address="Sheet1.X103:Sheet1.X103 Sheet1.AB103:Sheet1.AB103 Sheet1.AD103:Sheet1.AD103" loext:label-string="acesso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ss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">
                <text:p>6</text:p>
                <draw:g>
                  <svg:desc>Sheet1.X103:Sheet1.X103 Sheet1.AB103:Sheet1.AB103 Sheet1.AD103:Sheet1.AD103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